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c9211e" officeooo:rsid="000a6b8c" officeooo:paragraph-rsid="000a6b8c"/>
    </style:style>
    <style:style style:name="P2"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normal" officeooo:rsid="000b3745" officeooo:paragraph-rsid="000b3745"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color="#000000" style:font-name="Arial" fo:font-size="11pt" style:text-underline-style="none" fo:font-weight="normal" officeooo:rsid="000a6b8c" officeooo:paragraph-rsid="000a6b8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color="#000000" style:font-name="Arial" fo:font-size="10.5pt" style:text-underline-style="solid" style:text-underline-width="auto" style:text-underline-color="font-color" fo:font-weight="normal" officeooo:rsid="000b3745" officeooo:paragraph-rsid="000b3745"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fo:color="#000000" style:font-name="Arial" fo:font-size="10.5pt" style:text-underline-style="solid" style:text-underline-width="auto" style:text-underline-color="font-color" fo:font-weight="normal" officeooo:rsid="000f68f7" officeooo:paragraph-rsid="000f68f7"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fo:font-size="11pt" officeooo:paragraph-rsid="000b3745" style:font-size-asian="11pt" style:font-size-complex="11pt"/>
    </style:style>
    <style:style style:name="P7" style:family="paragraph" style:parent-style-name="Standard">
      <style:paragraph-properties fo:text-align="center" style:justify-single-word="false" fo:padding="0.101cm" fo:border="none"/>
      <style:text-properties fo:color="#c9211e" style:font-name="Consolas" fo:font-size="22pt" style:text-underline-style="none" fo:font-weight="bold" officeooo:rsid="0007f519" officeooo:paragraph-rsid="0007f519" style:font-size-asian="22pt" style:font-weight-asian="bold" style:font-size-complex="22pt" style:font-weight-complex="bold"/>
    </style:style>
    <style:style style:name="P8" style:family="paragraph" style:parent-style-name="Standard">
      <style:paragraph-properties fo:text-align="start" style:justify-single-word="false" fo:padding="0.101cm" fo:border="none"/>
      <style:text-properties fo:color="#c9211e" style:font-name="Consolas" fo:font-size="15pt" style:text-underline-style="none" fo:font-weight="normal" officeooo:rsid="000a6b8c" officeooo:paragraph-rsid="000a6b8c" style:font-size-asian="15pt" style:font-weight-asian="normal" style:font-size-complex="15pt" style:font-weight-complex="normal" loext:padding="0.101cm" loext:border="none"/>
    </style:style>
    <style:style style:name="P9" style:family="paragraph" style:parent-style-name="Standard">
      <style:paragraph-properties fo:text-align="center" style:justify-single-word="false" fo:padding="0.101cm" fo:border="none"/>
      <style:text-properties fo:color="#c9211e" style:font-name="Consolas" fo:font-size="15pt" style:text-underline-style="none" fo:font-weight="normal" officeooo:rsid="000a6b8c" officeooo:paragraph-rsid="0007f519" style:font-size-asian="15pt" style:font-weight-asian="normal" style:font-size-complex="15pt" style:font-weight-complex="normal" loext:padding="0.101cm" loext:border="none"/>
    </style:style>
    <style:style style:name="T1" style:family="text">
      <style:text-properties officeooo:rsid="0008e387" loext:padding="0.101cm" loext:border-left="0.74pt solid #c9211e" loext:border-right="0.06pt solid #c9211e" loext:border-top="0.06pt solid #c9211e" loext:border-bottom="0.06pt solid #c9211e"/>
    </style:style>
    <style:style style:name="T2" style:family="text">
      <style:text-properties officeooo:rsid="000a6b8c" loext:padding="0.101cm" loext:border-left="0.74pt solid #c9211e" loext:border-right="0.06pt solid #c9211e" loext:border-top="0.06pt solid #c9211e" loext:border-bottom="0.06pt solid #c9211e"/>
    </style:style>
    <style:style style:name="T3" style:family="text">
      <style:text-properties loext:padding="0.101cm" loext:border-left="0.74pt solid #c9211e" loext:border-right="0.06pt solid #c9211e" loext:border-top="0.06pt solid #c9211e" loext:border-bottom="0.06pt solid #c9211e"/>
    </style:style>
    <style:style style:name="T4" style:family="text">
      <style:text-properties officeooo:rsid="000b3745"/>
    </style:style>
    <style:style style:name="T5" style:family="text">
      <style:text-properties officeooo:rsid="000c8b91"/>
    </style:style>
    <style:style style:name="T6" style:family="text">
      <style:text-properties fo:color="#000000" style:font-name="Arial" fo:font-size="11pt" style:text-underline-style="none" fo:font-weight="normal" officeooo:rsid="000b3745" style:font-size-asian="9.60000038146973pt" style:font-weight-asian="normal" style:font-size-complex="11pt" style:font-weight-complex="normal"/>
    </style:style>
    <style:style style:name="T7" style:family="text">
      <style:text-properties fo:color="#000000" style:font-name="Arial" fo:font-size="10.5pt" style:text-underline-style="none" fo:font-weight="normal" officeooo:rsid="000b3745" style:font-size-asian="10.5pt" style:font-weight-asian="normal" style:font-size-complex="10.5pt" style:font-weight-complex="normal"/>
    </style:style>
    <style:style style:name="T8" style:family="text">
      <style:text-properties fo:color="#000000" style:font-name="Arial" style:text-underline-style="none" fo:font-weight="normal" officeooo:rsid="000b3745" style:font-weight-asian="normal" style:font-weight-complex="normal"/>
    </style:style>
    <style:style style:name="T9" style:family="text">
      <style:text-properties style:font-name="Arial"/>
    </style:style>
    <style:style style:name="T10" style:family="text">
      <style:text-properties style:font-name="Arial" fo:font-size="10.5pt" style:font-size-asian="10.5pt" style:font-size-complex="10.5pt"/>
    </style:style>
    <style:style style:name="T11" style:family="text">
      <style:text-properties style:font-name="Arial" officeooo:rsid="000e56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D</text:span><text:span text:style-name="T3">NS </text:span><text:span text:style-name="T2">RETO 3</text:span></text:p>
      <text:p text:style-name="P9"/>
      <text:p text:style-name="P8"/>
      <text:p text:style-name="P3">¿Qué es un servidor DNS?</text:p>
      <text:p text:style-name="P3"/>
      <text:p text:style-name="P3">- Un servidor DNS es un tipo de software que recurriendo a la base de datos de los recursos DNS responden a las peticiones <text:span text:style-name="T4">de nombres de dominio.</text:span></text:p>
      <text:p text:style-name="P3"/>
      <text:p text:style-name="P3"/>
      <text:p text:style-name="P2"><text:s/><text:span text:style-name="T5">¿Que d</text:span>iferencias <text:span text:style-name="T5">hay</text:span> entre solicitud iterativa y recursiva?</text:p>
      <text:p text:style-name="P2"/>
      <text:p text:style-name="P6"><text:span text:style-name="T8">- </text:span><text:span text:style-name="T9">La solicitud de una búsqueda recursiva hace solicitudes sucesivas de la dirección IP al dominio y si no la obtiene, </text:span><text:span text:style-name="T11">realiza</text:span><text:span text:style-name="T9"> nuevas solicitudes hasta encontrarla </text:span><text:span text:style-name="T11">y l</text:span><text:span text:style-name="T9">a solicitud de búsqueda iterativa realiza una búsqueda en la base de datos de la dirección IP relacionada con el nombre de dominio, si no la obtiene pregunta al dominio donde realizar la próxima búsqueda.</text:span></text:p>
      <text:p text:style-name="P4"/>
      <text:p text:style-name="P5">3. REALIZAR SOLICITUD ITERATIVA CON EL COMANDO NSLOOKU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9211e" officeooo:rsid="000a6b8c" officeooo:paragraph-rsid="000a6b8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rupo: Los únicos<text:tab/><text:tab/>Curso: 2ºF</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1T19:35:48.771000000</meta:creation-date>
    <dc:date>2019-12-11T20:58:20.705000000</dc:date>
    <meta:editing-duration>PT11M19S</meta:editing-duration>
    <meta:editing-cycles>1</meta:editing-cycles>
    <meta:document-statistic meta:table-count="0" meta:image-count="0" meta:object-count="0" meta:page-count="1" meta:paragraph-count="7" meta:word-count="119" meta:character-count="694" meta:non-whitespace-character-count="580"/>
    <meta:generator>LibreOffice/6.3.3.2$Windows_X86_64 LibreOffice_project/a64200df03143b798afd1ec74a12ab50359878ed</meta:generator>
  </office:meta>
</office:document-meta>
</file>